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fb605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fb605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fb605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fb605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fb605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fb605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fb605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fb605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fb605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fb605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fb605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fb605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fb605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fb605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fb605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fb605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fb605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Veruzka Victoria Figuera Carmona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8/5/2013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311774748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5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Jose Luis  Figuera Macuare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2437664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09.65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71" meta:non-whitespace-character-count="1002"/>
    <meta:template xlink:type="simple" xlink:actuate="onRequest" xlink:title="Normal" xlink:href=""/>
  </office:meta>
</office:document-meta>
</file>